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moria sobre la Realización de Prácticas Formativas</text:p>
      <text:p text:style-name="P1">====================================================</text:p>
      <text:p text:style-name="P1"/>
      <text:p text:style-name="P1"/>
      <text:p text:style-name="P1">Descripción de las actividades realizadas</text:p>
      <text:p text:style-name="P1"/>
      <text:p text:style-name="P1">Han sido realizadas diferentes tareas con el departamento de desarrollo de Interdominios.com.</text:p>
      <text:p text:style-name="P1"/>
      <text:p text:style-name="P1">Como parte de la estrategia de la empresa está previsto crear un nuevo panel tanto a nivel interno como para los clientes. Se ha puesto especial hincapié en el desarrollo de dicho panel, cuyas tecnologías son principalmente (pero no únicamente): PHP, Ruby, C/C++, Qooxdoo y MySQL.</text:p>
      <text:p text:style-name="P1"/>
      <text:p text:style-name="P1">El estado del panel de control en el momento de comenzar las prácticas era básicamente una idea con unos casos de uso muy bien especificados.</text:p>
      <text:p text:style-name="P1"/>
      <text:p text:style-name="P1">Tras los tres meses de prácticas, con el trabajo de todo el equipo y con la ayuda de mis tutores se ha conseguido crear un sistema completamente nuevo con un diseño muy modular. Se ha utilizado la estrategia TDD (Test Driven Development).</text:p>
      <text:p text:style-name="P1"/>
      <text:p text:style-name="P1"/>
      <text:p text:style-name="P1">Además, hemos trabajado en proporcionar soporte de Bluetooth al sistema de escritorio KDE de una manera integrada. Dicho escritorio únicamente contaba con una aplicación monolítica que se encargaba de todos los casos de uso que un usuario pudiera necesitar; pairing, transferencia de ficheros, navegación por dispositivos... pero resultaba ser una herramienta demasiado compleja y propensa a errores.</text:p>
      <text:p text:style-name="P1"/>
      <text:p text:style-name="P1">Mediante una estrategia TDD hemos creado un sistema modular integrado con el escritorio que consta de varias piezas clave:</text:p>
      <text:p text:style-name="P1"/>
      <text:p text:style-name="P1"><text:s text:c="2"/>- KDED: demonio encargado de centralizar peticiones genéricas de bluetooth.</text:p>
      <text:p text:style-name="P1"/>
      <text:p text:style-name="P1"><text:s text:c="2"/>- KIOs: integración en el navegador de archivos para poder escanear dispositivos, así como navegar por ellos como si fuera un sistema de ficheros local.</text:p>
      <text:p text:style-name="P1"/>
      <text:p text:style-name="P1"><text:s text:c="2"/>- KCMs: módulos de configuración que se muestran en el lugar de configuración global para el usuario denominado "System Settings".</text:p>
      <text:p text:style-name="P1"/>
      <text:p text:style-name="P1"><text:s text:c="2"/>- Aplicación monolítica: es un icono en la bandeja del sistema que actúa como acceso rápido a las acciones más típicas que el usuario desee.</text:p>
      <text:p text:style-name="P1"/>
      <text:p text:style-name="P1"><text:s text:c="2"/>- libbluedevil: librería con una API muy sencilla que permite realizar operaciones típicas sobre el subsistema de Bluetooth, como por ejemplo: escanear nuevos dispositivos, solicitar los dispositivos conocidos, cambiar el alias a algún dispositivo, confiar o desconfiar en un dispositivo...</text:p>
      <text:p text:style-name="P1"/>
      <text:p text:style-name="P1">Como parte de la modularidad y un buen diseño todo el sistema de Bluetooth para KDE lo hemos denominado BlueDevil, y para su funcionamiento éste utiliza una librería denominada libbluedevil, diseñada para integrar el sistema de Bluetooth donde sea necesario con una API muy sencilla y no acoplada a BlueDevil. Como resultado de nuestro trabajo, este sistema ya se ha integrado en distribuciones como Kubuntu, y será introducido upstream en breve en el repositorio de KDE, para que todas las distribuciones que lo empaqueten lleven soporte de Bluetooth integr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fael López</meta:initial-creator>
    <meta:creation-date>2010-10-05T17:46:03</meta:creation-date>
    <dc:date>2010-10-05T17:48:39</dc:date>
    <dc:creator>Rafael López</dc:creator>
    <meta:editing-duration>PT00H02M39S</meta:editing-duration>
    <meta:editing-cycles>4</meta:editing-cycles>
    <meta:generator>OpenOffice.org/3.2$Unix OpenOffice.org_project/320m19$Build-9505</meta:generator>
    <meta:document-statistic meta:table-count="0" meta:image-count="0" meta:object-count="0" meta:page-count="1" meta:paragraph-count="15" meta:word-count="423" meta:character-count="2778"/>
  </office:meta>
</office:document-meta>
</file>